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3.556cm" svg:x="5.191cm" svg:y="5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302cm" svg:height="3.302cm" svg:x="4.683cm" svg:y="8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1:09:08.705098927</meta:creation-date>
    <dc:date>2016-11-04T23:01:53.747446615</dc:date>
    <meta:editing-duration>PT9M44S</meta:editing-duration>
    <meta:editing-cycles>3</meta:editing-cycles>
    <meta:generator>LibreOffice/4.2.8.2$Linux_X86_64 LibreOffice_project/420m0$Build-2</meta:generator>
    <meta:document-statistic meta:object-count="2"/>
  </office:meta>
</office:document-meta>
</file>